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800000172242679C8.png"/>
  <manifest:file-entry manifest:media-type="image/png" manifest:full-path="Pictures/1000020100000226000001729D14936B.png"/>
  <manifest:file-entry manifest:media-type="image/png" manifest:full-path="Pictures/100002010000022600000172FBBC8946.png"/>
  <manifest:file-entry manifest:media-type="image/png" manifest:full-path="Pictures/100002010000025A0000017220ACA43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presentation:style-name="pr1" draw:layer="layout" svg:width="25.199cm" svg:height="3.506cm" svg:x="1.4cm" svg:y="0.837cm" presentation:class="title">
          <draw:text-box>
            <text:p>Aufgabenliste (to-do-List)</text:p>
          </draw:text-box>
        </draw:frame>
        <draw:frame draw:style-name="gr1" draw:text-style-name="P1" draw:layer="layout" svg:width="20.601cm" svg:height="12.661cm" svg:x="3.697cm" svg:y="5.511cm" presentation:class="graphic" presentation:user-transformed="true">
          <draw:image xlink:href="Pictures/100002010000025A0000017220ACA4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presentation:style-name="pr1" draw:layer="layout" svg:width="25.199cm" svg:height="3.506cm" svg:x="1.4cm" svg:y="0.837cm" presentation:class="title">
          <draw:text-box>
            <text:p>BMI-Rechner</text:p>
          </draw:text-box>
        </draw:frame>
        <draw:frame draw:style-name="gr1" draw:text-style-name="P1" draw:layer="layout" svg:width="11.641cm" svg:height="7.831cm" svg:x="8.312cm" svg:y="6.668cm">
          <draw:image xlink:href="Pictures/1000020100000226000001729D1493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text-style-name="P1" draw:layer="layout" svg:width="11.641cm" svg:height="7.831cm" svg:x="8.312cm" svg:y="6.668cm">
          <draw:image xlink:href="Pictures/100002010000022600000172FBBC89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>
        <draw:frame draw:style-name="gr1" draw:text-style-name="P1" draw:layer="layout" svg:width="12.7cm" svg:height="7.831cm" svg:x="7.783cm" svg:y="6.668cm">
          <draw:image xlink:href="Pictures/100002010000025800000172242679C8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Nutzwertanalyse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lvo Croce</meta:initial-creator>
    <meta:creation-date>2020-09-08T14:37:28.66</meta:creation-date>
    <meta:editing-duration>PT11M36S</meta:editing-duration>
    <meta:editing-cycles>2</meta:editing-cycles>
    <dc:date>2020-09-08T14:48:35.93</dc:date>
    <dc:creator>Salvo Croce</dc:creator>
    <meta:document-statistic meta:object-count="36"/>
    <meta:generator>OpenOffice/4.1.7$Win32 OpenOffice.org_project/417m1$Build-9800</meta:generator>
  </office:meta>
</office:document-meta>
</file>